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uccess (against 10000 random opponents chosen from the range 1-500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1178247734139">
            <text:p>0.56117824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67740318335631">
            <text:p>0.56774031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60496642594704">
            <text:p>0.56049664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82228281075722">
            <text:p>0.58222828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71660830415208">
            <text:p>0.57166083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7867067217424">
            <text:p>0.57867067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67169717961405">
            <text:p>0.5671697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76175548589342">
            <text:p>0.57617554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7104061227009">
            <text:p>0.57104061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67180752621838">
            <text:p>0.56718075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61545149670848">
            <text:p>0.561545149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61286332714904">
            <text:p>0.56128633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563402692778458">
            <text:p>0.563402692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553899223851176">
            <text:p>0.553899223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553983164572404">
            <text:p>0.553983164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553501469147894">
            <text:p>0.553501469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546229747837739">
            <text:p>0.54622974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540501094624179">
            <text:p>0.540501094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537331552749787">
            <text:p>0.53733155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40965750937916">
            <text:p>0.540965750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35956416464891">
            <text:p>0.5359564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1:12:11</meta:creation-date>
    <dc:date>2014-08-04T21:14:39</dc:date>
    <meta:editing-duration>P0D</meta:editing-duration>
    <meta:editing-cycles>1</meta:editing-cycles>
    <meta:document-statistic meta:table-count="1" meta:cell-count="44" meta:object-count="0"/>
    <meta:generator>LibreOffice/4.0.0.3$MacOSX_x86 LibreOffice_project/53fd80e80f44edd735c18dbc5b6cde811e0a15c</meta:generator>
  </office:meta>
</office:document-meta>
</file>